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&gt; desc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1.35 sec)</text:p>
      <text:p text:style-name="P1"/>
      <text:p text:style-name="P1">mysql&gt; insert into student (roll,name,marks) values </text:p>
      <text:p text:style-name="P1"><text:s text:c="4"/>-&gt; (1,'Ajay',78.45);</text:p>
      <text:p text:style-name="P1">Query OK, 1 row affected (0.79 sec)</text:p>
      <text:p text:style-name="P1"/>
      <text:p text:style-name="P1">mysql&gt; insert into student (roll,naem,marks) values <text:s/>(1,'Ajay',78.45);</text:p>
      <text:p text:style-name="P1">ERROR 1054 (42S22): Unknown column 'naem' in 'field list'</text:p>
      <text:p text:style-name="P1">mysql&gt; insert into student1 (roll,naem,marks) values <text:s/>(1,'Ajay',78.45);</text:p>
      <text:p text:style-name="P1">ERROR 1146 (42S02): Table 'pgdac.student1' doesn't exist</text:p>
      <text:p text:style-name="P1">mysql&gt; insert intu student1 (roll,naem,marks) values <text:s/>(1,'Ajay',78.45);</text:p>
      <text:p text:style-name="P1">ERROR 1064 (42000): You have an error in your SQL syntax; check the manual that corresponds to your MySQL server version for the right syntax to use near 'student1 (roll,naem,marks) values <text:s/>(1,'Ajay',78.45)' at line 1</text:p>
      <text:p text:style-name="P1">mysql&gt; insert into student (roll,naem,marks) values <text:s/>(1,Ajay,78.45);</text:p>
      <text:p text:style-name="P1">ERROR 1054 (42S22): Unknown column 'naem' in 'field list'</text:p>
      <text:p text:style-name="P1">mysql&gt; insert into student (roll,name,marks) values <text:s/>(1,Ajay,78.45);</text:p>
      <text:p text:style-name="P1">ERROR 1054 (42S22): Unknown column 'Ajay' in 'field list'</text:p>
      <text:p text:style-name="P1">mysql&gt; insert into student (roll,name,marks) values <text:s/>1,Ajay,78.45);</text:p>
      <text:p text:style-name="P1">ERROR 1064 (42000): You have an error in your SQL syntax; check the manual that corresponds to your MySQL server version for the right syntax to use near '1,Ajay,78.45)' at line 1</text:p>
      <text:p text:style-name="P1">mysql&gt; </text:p>
      <text:p text:style-name="P1">mysql&gt; insert into student (roll,name,marks) values <text:s/>(2,'Vijay',83.58);</text:p>
      <text:p text:style-name="P1">Query OK, 1 row affected (0.18 sec)</text:p>
      <text:p text:style-name="P1"/>
      <text:p text:style-name="P1">mysql&gt; select roll,name,marks from student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1 | Ajay <text:s/>| 78.45 |</text:p>
      <text:p text:style-name="P1">| <text:s text:c="3"/>2 | Vijay | 83.58 |</text:p>
      <text:p text:style-name="P1">+------+-------+-------+</text:p>
      <text:p text:style-name="P1">2 rows in set (0.00 sec)</text:p>
      <text:p text:style-name="P1"/>
      <text:p text:style-name="P1">mysql&gt; select * from student;</text:p>
      <text:p text:style-name="P1">+------+-------+-------+</text:p>
      <text:p text:style-name="P1"><text:soft-page-break/>| roll | name <text:s/>| marks |</text:p>
      <text:p text:style-name="P1">+------+-------+-------+</text:p>
      <text:p text:style-name="P1">| <text:s text:c="3"/>1 | Ajay <text:s/>| 78.45 |</text:p>
      <text:p text:style-name="P1">| <text:s text:c="3"/>2 | Vijay | 83.58 |</text:p>
      <text:p text:style-name="P1">+------+-------+-------+</text:p>
      <text:p text:style-name="P1">2 rows in set (0.10 sec)</text:p>
      <text:p text:style-name="P1"/>
      <text:p text:style-name="P1">mysql&gt; </text:p>
      <text:p text:style-name="P1">mysql&gt; drop database pgdac;</text:p>
      <text:p text:style-name="P1">Query OK, 1 row affected (0.74 sec)</text:p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college <text:s text:c="11"/>|</text:p>
      <text:p text:style-name="P1">| demo <text:s text:c="14"/>|</text:p>
      <text:p text:style-name="P1">| info <text:s text:c="14"/>|</text:p>
      <text:p text:style-name="P1">| information_schema |</text:p>
      <text:p text:style-name="P1">| mydata <text:s text:c="12"/>|</text:p>
      <text:p text:style-name="P1">| mydb <text:s text:c="14"/>|</text:p>
      <text:p text:style-name="P1">| mysql <text:s text:c="13"/>|</text:p>
      <text:p text:style-name="P1">| performance_schema |</text:p>
      <text:p text:style-name="P1">| pgdbda <text:s text:c="12"/>|</text:p>
      <text:p text:style-name="P1">| phpmyadmin <text:s text:c="8"/>|</text:p>
      <text:p text:style-name="P1">| sys <text:s text:c="15"/>|</text:p>
      <text:p text:style-name="P1">+--------------------+</text:p>
      <text:p text:style-name="P1">11 rows in set (0.52 sec)</text:p>
      <text:p text:style-name="P1"/>
      <text:p text:style-name="P1">mysql&gt; ^DBye</text:p>
      <text:p text:style-name="P1">mitu@skillologies:~$ </text:p>
      <text:p text:style-name="P1">mitu@skillologies:~$ su -</text:p>
      <text:p text:style-name="P1">Password: </text:p>
      <text:p text:style-name="P1">su: Authentication failure</text:p>
      <text:p text:style-name="P1">mitu@skillologies:~$ su -</text:p>
      <text:p text:style-name="P1">Password: </text:p>
      <text:p text:style-name="P1">su: Authentication failure</text:p>
      <text:p text:style-name="P1">mitu@skillologies:~$ su -</text:p>
      <text:p text:style-name="P1">Password: </text:p>
      <text:p text:style-name="P1">su: Authentication failure</text:p>
      <text:p text:style-name="P1">mitu@skillologies:~$ su -</text:p>
      <text:p text:style-name="P1">Password: </text:p>
      <text:p text:style-name="P1">su: Authentication failure</text:p>
      <text:p text:style-name="P1">mitu@skillologies:~$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itu@skillologies:~$ mysql -u root -p</text:p>
      <text:p text:style-name="P1">Enter password: </text:p>
      <text:p text:style-name="P1"><text:soft-page-break/>Welcome to the MySQL monitor. <text:s/>Commands end with ; or \g.</text:p>
      <text:p text:style-name="P1">Your MySQL connection id is 9</text:p>
      <text:p text:style-name="P1">Server version: 8.0.34-0ubuntu0.20.04.1 (Ubuntu)</text:p>
      <text:p text:style-name="P1"/>
      <text:p text:style-name="P1">Copyright (c) 2000, 2023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>mysql&gt; create database pgdac;</text:p>
      <text:p text:style-name="P1">Query OK, 1 row affected (0.11 sec)</text:p>
      <text:p text:style-name="P1"/>
      <text:p text:style-name="P1">mysql&gt; use pgdac</text:p>
      <text:p text:style-name="P1">Database changed</text:p>
      <text:p text:style-name="P1">mysql&gt; create table student </text:p>
      <text:p text:style-name="P1"><text:s text:c="4"/>-&gt; (roll int, name varchar(10), marks float);</text:p>
      <text:p text:style-name="P1">Query OK, 0 rows affected (0.58 sec)</text:p>
      <text:p text:style-name="P1"/>
      <text:p text:style-name="P1">mysql&gt; insert into student (roll,name,marks) values <text:s/>(1,Ajay,78.45);</text:p>
      <text:p text:style-name="P1">ERROR 1054 (42S22): Unknown column 'Ajay' in 'field list'</text:p>
      <text:p text:style-name="P1">mysql&gt; insert into student (roll,name,marks) values <text:s/>(1,'Ajay',78.45);</text:p>
      <text:p text:style-name="P1">Query OK, 1 row affected (0.33 sec)</text:p>
      <text:p text:style-name="P1"/>
      <text:p text:style-name="P1">mysql&gt; insert into student (roll,name,marks) values <text:s/>(2,'Vijay',83.58);</text:p>
      <text:p text:style-name="P1">Query OK, 1 row affected (0.10 sec)</text:p>
      <text:p text:style-name="P1"/>
      <text:p text:style-name="P1">mysql&gt; select * from student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1 | Ajay <text:s/>| 78.45 |</text:p>
      <text:p text:style-name="P1">| <text:s text:c="3"/>2 | Vijay | 83.58 |</text:p>
      <text:p text:style-name="P1">+------+-------+-------+</text:p>
      <text:p text:style-name="P1">2 rows in set (0.00 sec)</text:p>
      <text:p text:style-name="P1"/>
      <text:p text:style-name="P1">mysql&gt; truncate student;</text:p>
      <text:p text:style-name="P1">Query OK, 0 rows affected (1.05 sec)</text:p>
      <text:p text:style-name="P1"/>
      <text:p text:style-name="P1">mysql&gt; select * from student;</text:p>
      <text:p text:style-name="P1">Empty set (0.00 sec)</text:p>
      <text:p text:style-name="P1"/>
      <text:p text:style-name="P1"><text:soft-page-break/>mysql&gt; desc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1 sec)</text:p>
      <text:p text:style-name="P1"/>
      <text:p text:style-name="P1">mysql&gt; show tables;</text:p>
      <text:p text:style-name="P1">+-----------------+</text:p>
      <text:p text:style-name="P1">| Tables_in_pgdac |</text:p>
      <text:p text:style-name="P1">+-----------------+</text:p>
      <text:p text:style-name="P1">| student <text:s text:c="8"/>|</text:p>
      <text:p text:style-name="P1">+-----------------+</text:p>
      <text:p text:style-name="P1">1 row in set (0.00 sec)</text:p>
      <text:p text:style-name="P1"/>
      <text:p text:style-name="P1">mysql&gt; drop table student;</text:p>
      <text:p text:style-name="P1">Query OK, 0 rows affected (1.74 sec)</text:p>
      <text:p text:style-name="P1"/>
      <text:p text:style-name="P1">mysql&gt; show tables;</text:p>
      <text:p text:style-name="P1">Empty set (0.01 sec)</text:p>
      <text:p text:style-name="P1"/>
      <text:p text:style-name="P1">mysql&gt; select * from student;</text:p>
      <text:p text:style-name="P1">ERROR 1146 (42S02): Table 'pgdac.student' doesn't exist</text:p>
      <text:p text:style-name="P1">mysql&gt; </text:p>
      <text:p text:style-name="P1">mysql&gt; create table student <text:s/>(roll int, name varchar(10), marks float);</text:p>
      <text:p text:style-name="P1">Query OK, 0 rows affected (0.49 sec)</text:p>
      <text:p text:style-name="P1"/>
      <text:p text:style-name="P1">mysql&gt; insert into student (roll,name,marks) values <text:s/>(1,'Ajay',78.45);</text:p>
      <text:p text:style-name="P1">Query OK, 1 row affected (0.07 sec)</text:p>
      <text:p text:style-name="P1"/>
      <text:p text:style-name="P1">mysql&gt; insert into student (roll,name,marks) values <text:s/>(2,'Vijay',83.58);</text:p>
      <text:p text:style-name="P1">Query OK, 1 row affected (0.07 sec)</text:p>
      <text:p text:style-name="P1"/>
      <text:p text:style-name="P1">mysql&gt; select * from student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1 | Ajay <text:s/>| 78.45 |</text:p>
      <text:p text:style-name="P1">| <text:s text:c="3"/>2 | Vijay | 83.58 |</text:p>
      <text:p text:style-name="P1">+------+-------+-------+</text:p>
      <text:p text:style-name="P1">2 rows in set (0.00 sec)</text:p>
      <text:p text:style-name="P1"/>
      <text:p text:style-name="P1">mysql&gt; alter table student add column class varchar(5);</text:p>
      <text:p text:style-name="P1">Query OK, 0 rows affected (0.44 sec)</text:p>
      <text:p text:style-name="P1">Records: 0 <text:s/>Duplicates: 0 <text:s/>Warnings: 0</text:p>
      <text:p text:style-name="P1"/>
      <text:p text:style-name="P1">mysql&gt; select * from student;</text:p>
      <text:p text:style-name="P1"><text:soft-page-break/>+------+-------+-------+-------+</text:p>
      <text:p text:style-name="P1">| roll | name <text:s/>| marks | class |</text:p>
      <text:p text:style-name="P1">+------+-------+-------+-------+</text:p>
      <text:p text:style-name="P1">| <text:s text:c="3"/>1 | Ajay <text:s/>| 78.45 | NULL <text:s/>|</text:p>
      <text:p text:style-name="P1">| <text:s text:c="3"/>2 | Vijay | 83.58 | NULL <text:s/>|</text:p>
      <text:p text:style-name="P1">+------+-------+-------+-------+</text:p>
      <text:p text:style-name="P1">2 rows in set (0.00 sec)</text:p>
      <text:p text:style-name="P1"/>
      <text:p text:style-name="P1">mysql&gt; alter table student drop column class;</text:p>
      <text:p text:style-name="P1">Query OK, 0 rows affected (0.65 sec)</text:p>
      <text:p text:style-name="P1">Records: 0 <text:s/>Duplicates: 0 <text:s/>Warnings: 0</text:p>
      <text:p text:style-name="P1"/>
      <text:p text:style-name="P1">mysql&gt; alter table student modify column marks int;</text:p>
      <text:p text:style-name="P1">Query OK, 2 rows affected (2.57 sec)</text:p>
      <text:p text:style-name="P1">Records: 2 <text:s/>Duplicates: 0 <text:s/>Warnings: 0</text:p>
      <text:p text:style-name="P1"/>
      <text:p text:style-name="P1">mysql&gt; select * from student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1 | Ajay <text:s/>| <text:s text:c="3"/>78 |</text:p>
      <text:p text:style-name="P1">| <text:s text:c="3"/>2 | Vijay | <text:s text:c="3"/>84 |</text:p>
      <text:p text:style-name="P1">+------+-------+-------+</text:p>
      <text:p text:style-name="P1">2 rows in set (0.00 sec)</text:p>
      <text:p text:style-name="P1"/>
      <text:p text:style-name="P1">mysql&gt; insert into student (roll,name,marks) values <text:s/>(3,'Shouryapratap',63.58);</text:p>
      <text:p text:style-name="P1">ERROR 1406 (22001): Data too long for column 'name' at row 1</text:p>
      <text:p text:style-name="P1">mysql&gt; alter table student modify column name varchar(15);</text:p>
      <text:p text:style-name="P1">Query OK, 0 rows affected (0.44 sec)</text:p>
      <text:p text:style-name="P1">Records: 0 <text:s/>Duplicates: 0 <text:s/>Warnings: 0</text:p>
      <text:p text:style-name="P1"/>
      <text:p text:style-name="P1">mysql&gt; insert into student (roll,name,marks) values <text:s/>(3,'Shouryapratap',63.58);</text:p>
      <text:p text:style-name="P1">Query OK, 1 row affected (0.24 sec)</text:p>
      <text:p text:style-name="P1"/>
      <text:p text:style-name="P1">mysql&gt; select * from student;</text:p>
      <text:p text:style-name="P1">+------+---------------+-------+</text:p>
      <text:p text:style-name="P1">| roll | name <text:s text:c="9"/>| marks |</text:p>
      <text:p text:style-name="P1">+------+---------------+-------+</text:p>
      <text:p text:style-name="P1">| <text:s text:c="3"/>1 | Ajay <text:s text:c="9"/>| <text:s text:c="3"/>78 |</text:p>
      <text:p text:style-name="P1">| <text:s text:c="3"/>2 | Vijay <text:s text:c="8"/>| <text:s text:c="3"/>84 |</text:p>
      <text:p text:style-name="P1">| <text:s text:c="3"/>3 | Shouryapratap | <text:s text:c="3"/>64 |</text:p>
      <text:p text:style-name="P1">+------+---------------+-------+</text:p>
      <text:p text:style-name="P1">3 rows in set (0.00 sec)</text:p>
      <text:p text:style-name="P1"/>
      <text:p text:style-name="P1">mysql&gt; alter table student rename column marks to grade;</text:p>
      <text:p text:style-name="P1">Query OK, 0 rows affected (0.92 sec)</text:p>
      <text:p text:style-name="P1">Records: 0 <text:s/>Duplicates: 0 <text:s/>Warnings: 0</text:p>
      <text:p text:style-name="P1"/>
      <text:p text:style-name="P1">mysql&gt; select * from student;</text:p>
      <text:p text:style-name="P1">+------+---------------+-------+</text:p>
      <text:p text:style-name="P1">| roll | name <text:s text:c="9"/>| grade |</text:p>
      <text:p text:style-name="P1"><text:soft-page-break/>+------+---------------+-------+</text:p>
      <text:p text:style-name="P1">| <text:s text:c="3"/>1 | Ajay <text:s text:c="9"/>| <text:s text:c="3"/>78 |</text:p>
      <text:p text:style-name="P1">| <text:s text:c="3"/>2 | Vijay <text:s text:c="8"/>| <text:s text:c="3"/>84 |</text:p>
      <text:p text:style-name="P1">| <text:s text:c="3"/>3 | Shouryapratap | <text:s text:c="3"/>64 |</text:p>
      <text:p text:style-name="P1">+------+---------------+-------+</text:p>
      <text:p text:style-name="P1">3 rows in set (0.00 sec)</text:p>
      <text:p text:style-name="P1"/>
      <text:p text:style-name="P1">mysql&gt; rename table student to mydata;</text:p>
      <text:p text:style-name="P1">Query OK, 0 rows affected (0.49 sec)</text:p>
      <text:p text:style-name="P1"/>
      <text:p text:style-name="P1">mysql&gt; show tables;</text:p>
      <text:p text:style-name="P1">+-----------------+</text:p>
      <text:p text:style-name="P1">| Tables_in_pgdac |</text:p>
      <text:p text:style-name="P1">+-----------------+</text:p>
      <text:p text:style-name="P1">| mydata <text:s text:c="9"/>|</text:p>
      <text:p text:style-name="P1">+-----------------+</text:p>
      <text:p text:style-name="P1">1 row in set (0.01 sec)</text:p>
      <text:p text:style-name="P1"/>
      <text:p text:style-name="P1">mysql&gt; alter table student add column class varchar(5), gender varchar(3);</text:p>
      <text:p text:style-name="P1">ERROR 1064 (42000): You have an error in your SQL syntax; check the manual that corresponds to your MySQL server version for the right syntax to use near 'gender varchar(3)' at line 1</text:p>
      <text:p text:style-name="P1">mysql&gt; </text:p>
      <text:p text:style-name="P1">mysql&gt; alter table student add column class varchar(5) gender varchar(3);</text:p>
      <text:p text:style-name="P1">ERROR 1064 (42000): You have an error in your SQL syntax; check the manual that corresponds to your MySQL server version for the right syntax to use near 'gender varchar(3)' at line 1</text:p>
      <text:p text:style-name="P1">mysql&gt; alter table student add columns class varchar(5) gender varchar(3);</text:p>
      <text:p text:style-name="P1">ERROR 1064 (42000): You have an error in your SQL syntax; check the manual that corresponds to your MySQL server version for the right syntax to use near 'class varchar(5) gender varchar(3)' at line 1</text:p>
      <text:p text:style-name="P1">mysql&gt; alter table student add columns class varchar(5), gender varchar(3);</text:p>
      <text:p text:style-name="P1">ERROR 1064 (42000): You have an error in your SQL syntax; check the manual that corresponds to your MySQL server version for the right syntax to use near 'class varchar(5), gender varchar(3)' at line 1</text:p>
      <text:p text:style-name="P1">mysql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06:55:21.434361558</meta:creation-date>
    <dc:date>2023-09-22T06:55:47.849027992</dc:date>
    <meta:editing-duration>PT26S</meta:editing-duration>
    <meta:editing-cycles>2</meta:editing-cycles>
    <meta:generator>LibreOffice/7.4.1.2$Linux_X86_64 LibreOffice_project/3c58a8f3a960df8bc8fd77b461821e42c061c5f0</meta:generator>
    <meta:document-statistic meta:table-count="0" meta:image-count="0" meta:object-count="0" meta:page-count="6" meta:paragraph-count="223" meta:word-count="1410" meta:character-count="8585" meta:non-whitespace-character-count="7054"/>
  </office:meta>
</office:document-meta>
</file>